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e8014" officeooo:paragraph-rsid="001e8014" fo:background-color="#ffffff"/>
    </style:style>
    <style:style style:name="P2" style:family="paragraph" style:parent-style-name="Standard" style:list-style-name="L1">
      <style:text-properties officeooo:rsid="001e8014" officeooo:paragraph-rsid="001ec042" fo:background-color="#ffffff"/>
    </style:style>
    <style:style style:name="P3" style:family="paragraph" style:parent-style-name="Standard" style:list-style-name="L1">
      <style:text-properties officeooo:rsid="001e8014" officeooo:paragraph-rsid="001f9175" fo:background-color="#ffffff"/>
    </style:style>
    <style:style style:name="P4" style:family="paragraph" style:parent-style-name="Standard">
      <style:text-properties officeooo:rsid="001e8014" officeooo:paragraph-rsid="001e8014" fo:background-color="#ffffff"/>
    </style:style>
    <style:style style:name="P5" style:family="paragraph" style:parent-style-name="Standard" style:list-style-name="L1">
      <style:text-properties fo:color="#000000" officeooo:rsid="001e8014" officeooo:paragraph-rsid="001e8014" fo:background-color="#ffffff"/>
    </style:style>
    <style:style style:name="P6" style:family="paragraph" style:parent-style-name="Standard" style:list-style-name="L1">
      <style:text-properties fo:color="#000000" officeooo:rsid="001e8014" officeooo:paragraph-rsid="001ec042" fo:background-color="#ffffff"/>
    </style:style>
    <style:style style:name="P7" style:family="paragraph" style:parent-style-name="Standard" style:list-style-name="L1">
      <style:text-properties fo:color="#000000" fo:font-style="italic" officeooo:rsid="001e8014" officeooo:paragraph-rsid="001e8014" fo:background-color="#ffffff" style:font-style-asian="italic" style:font-style-complex="italic"/>
    </style:style>
    <style:style style:name="P8" style:family="paragraph" style:parent-style-name="Standard" style:list-style-name="L1">
      <style:text-properties fo:color="#000000" fo:font-style="italic" officeooo:rsid="001e8014" officeooo:paragraph-rsid="001ec042" fo:background-color="#ffffff" style:font-style-asian="italic" style:font-style-complex="italic"/>
    </style:style>
    <style:style style:name="P9" style:family="paragraph" style:parent-style-name="Standard" style:list-style-name="L1">
      <style:text-properties fo:color="#000000" fo:font-style="italic" officeooo:rsid="001ec042" officeooo:paragraph-rsid="001ec042" fo:background-color="#ffffff" style:font-style-asian="italic" style:font-style-complex="italic"/>
    </style:style>
    <style:style style:name="P10" style:family="paragraph" style:parent-style-name="Standard" style:list-style-name="L1">
      <style:text-properties fo:color="#000000" fo:font-style="normal" officeooo:rsid="001e8014" officeooo:paragraph-rsid="001e8014" fo:background-color="#ffffff" style:font-style-asian="normal" style:font-style-complex="normal"/>
    </style:style>
    <style:style style:name="P11" style:family="paragraph" style:parent-style-name="Standard" style:list-style-name="L1">
      <style:text-properties fo:color="#000000" fo:font-style="normal" officeooo:rsid="001e8014" officeooo:paragraph-rsid="001ec042" fo:background-color="#ffffff" style:font-style-asian="normal" style:font-style-complex="normal"/>
    </style:style>
    <style:style style:name="P12" style:family="paragraph" style:parent-style-name="Standard" style:list-style-name="L1">
      <style:text-properties fo:color="#000000" fo:font-style="normal" officeooo:rsid="001e8014" officeooo:paragraph-rsid="001f9175" fo:background-color="#ffffff" style:font-style-asian="normal" style:font-style-complex="normal"/>
    </style:style>
    <style:style style:name="P13" style:family="paragraph" style:parent-style-name="Standard" style:list-style-name="L1">
      <style:paragraph-properties fo:line-height="100%" fo:text-align="end" style:justify-single-word="false"/>
      <style:text-properties fo:font-weight="bold" officeooo:rsid="001e8014" officeooo:paragraph-rsid="001e8014" fo:background-color="#ffffff" style:font-weight-asian="bold" style:font-weight-complex="bold"/>
    </style:style>
    <style:style style:name="P14" style:family="paragraph" style:parent-style-name="Text_20_body">
      <style:paragraph-properties fo:line-height="100%" fo:text-align="end" style:justify-single-word="false"/>
      <style:text-properties fo:font-weight="bold" officeooo:paragraph-rsid="001ec042" style:font-weight-asian="bold" style:font-weight-complex="bold" loext:padding="0in" loext:border="none"/>
    </style:style>
    <style:style style:name="P15" style:family="paragraph" style:parent-style-name="Text_20_body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fo:padding="0in" fo:border="none"/>
      <style:text-properties fo:font-weight="bold" officeooo:paragraph-rsid="001ec042" style:font-weight-asian="bold" style:font-weight-complex="bold" loext:padding="0in" loext:border="none"/>
    </style:style>
    <style:style style:name="T1" style:family="text">
      <style:text-properties fo:color="#333333"/>
    </style:style>
    <style:style style:name="T2" style:family="text">
      <style:text-properties fo:color="#333333" style:font-name="Monospace"/>
    </style:style>
    <style:style style:name="T3" style:family="text">
      <style:text-properties fo:color="#333333" style:font-name="Monospace" fo:font-style="italic"/>
    </style:style>
    <style:style style:name="T4" style:family="text">
      <style:text-properties fo:color="#333333" style:font-name="Monospace" fo:font-style="italic" officeooo:rsid="001ec042"/>
    </style:style>
    <style:style style:name="T5" style:family="text">
      <style:text-properties fo:color="#009695" style:font-name="Monospace"/>
    </style:style>
    <style:style style:name="T6" style:family="text">
      <style:text-properties fo:color="#009695" style:font-name="Monospace" fo:font-style="italic"/>
    </style:style>
    <style:style style:name="T7" style:family="text">
      <style:text-properties fo:color="#888888" style:font-name="Monospace"/>
    </style:style>
    <style:style style:name="T8" style:family="text">
      <style:text-properties fo:color="#888888" style:font-name="Monospace" fo:font-style="italic"/>
    </style:style>
    <style:style style:name="T9" style:family="text">
      <style:text-properties fo:color="#888888" style:font-name="Monospace" fo:font-style="italic" officeooo:rsid="001ec042"/>
    </style:style>
    <style:style style:name="T1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1" style:family="text">
      <style:text-properties fo:color="#f57d00" style:font-name="Monospace"/>
    </style:style>
    <style:style style:name="T12" style:family="text">
      <style:text-properties fo:color="#f57d00" style:font-name="Monospace" fo:font-style="italic"/>
    </style:style>
    <style:style style:name="T13" style:family="text">
      <style:text-properties fo:color="#3364a4" style:font-name="Monospace"/>
    </style:style>
    <style:style style:name="T14" style:family="text">
      <style:text-properties fo:color="#3364a4" style:font-name="Monospace" fo:font-style="italic"/>
    </style:style>
    <style:style style:name="T15" style:family="text">
      <style:text-properties style:font-name="Monospace"/>
    </style:style>
    <style:style style:name="T16" style:family="text">
      <style:text-properties style:font-name="Monospace" fo:font-style="italic"/>
    </style:style>
    <style:style style:name="T17" style:family="text">
      <style:text-properties style:font-name="Monospace" fo:font-style="italic" officeooo:rsid="001ec042"/>
    </style:style>
    <style:style style:name="T18" style:family="text">
      <style:text-properties style:font-name="Monospace" officeooo:rsid="001ec042"/>
    </style:style>
    <style:style style:name="T19" style:family="text">
      <style:text-properties style:font-name="Monospace" officeooo:rsid="001f9175"/>
    </style:style>
    <style:style style:name="T20" style:family="text">
      <style:text-properties officeooo:rsid="001ec042" fo:background-color="#ffffff" loext:char-shading-value="0"/>
    </style:style>
    <style:style style:name="T21" style:family="text">
      <style:text-properties fo:color="#000000" style:font-name="Monospace"/>
    </style:style>
    <style:style style:name="T22" style:family="text">
      <style:text-properties fo:color="#000000" style:font-name="Monospace" fo:font-style="italic"/>
    </style:style>
    <style:style style:name="T23" style:family="text">
      <style:text-properties fo:color="#000000" style:font-name="Monospace" fo:font-style="italic" style:font-style-asian="italic" style:font-style-complex="italic"/>
    </style:style>
    <style:style style:name="T24" style:family="text">
      <style:text-properties fo:color="#000000" style:font-name="Monospace" fo:font-style="italic" officeooo:rsid="001ec042" style:font-style-asian="italic" style:font-style-complex="italic"/>
    </style:style>
    <style:style style:name="T25" style:family="text">
      <style:text-properties fo:color="#000000" style:font-name="Monospace" fo:font-style="italic" officeooo:rsid="001ec042"/>
    </style:style>
    <style:style style:name="T26" style:family="text">
      <style:text-properties fo:language="en" fo:country="US"/>
    </style:style>
    <style:style style:name="T27" style:family="text">
      <style:text-properties fo:language="en" fo:country="US" officeooo:rsid="001ec042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0">CptS 422</text:span></text:p>
      <text:p text:style-name="P14"><text:span text:style-name="T26">Junhao Zhang “Freddie”</text:span></text:p>
      <text:p text:style-name="P14"><text:span text:style-name="T26">ID# 11356533</text:span></text:p>
      <text:p text:style-name="P15"><text:span text:style-name="T26">HW </text:span><text:span text:style-name="T27">14</text:span></text:p>
      <text:list xml:id="list6387948748418312575" text:style-name="L1">
        <text:list-header>
          <text:p text:style-name="P13"/>
        </text:list-header>
      </text:list>
      <text:p text:style-name="P4"/>
      <text:list xml:id="list235650253920453" text:continue-numbering="true" text:style-name="L1">
        <text:list-item>
          <text:p text:style-name="P1">The <text:span text:style-name="T10">int j</text:span> does not help looping and sorting the elements in the data structure.</text:p>
          <text:p text:style-name="P1"/>
          <text:p text:style-name="P1">Solution:</text:p>
          <text:p text:style-name="P1"/>
        </text:list-item>
      </text:list>
      <text:p text:style-name="P4"><text:span text:style-name="T1">        </text:span><text:span text:style-name="T5">private</text:span><text:span text:style-name="T2"> </text:span><text:span text:style-name="T5">static</text:span><text:span text:style-name="T2"> </text:span><text:span text:style-name="T5">void</text:span><text:span text:style-name="T2"> Q1()</text:span><text:span text:style-name="T15"><text:line-break/></text:span><text:span text:style-name="T2">        {</text:span><text:span text:style-name="T15"><text:line-break/></text:span><text:span text:style-name="T2">            </text:span><text:span text:style-name="T8">//</text:span><text:span text:style-name="T7"> </text:span><text:span text:style-name="T8">Generate</text:span><text:span text:style-name="T7"> </text:span><text:span text:style-name="T8">an</text:span><text:span text:style-name="T7"> </text:span><text:span text:style-name="T8">array</text:span><text:span text:style-name="T7"> </text:span><text:span text:style-name="T8">of</text:span><text:span text:style-name="T7"> </text:span><text:span text:style-name="T8">random</text:span><text:span text:style-name="T7"> </text:span><text:span text:style-name="T8">values</text:span><text:span text:style-name="T15"><text:line-break/></text:span><text:span text:style-name="T2">            </text:span><text:span text:style-name="T5">int</text:span><text:span text:style-name="T2">[] nums = </text:span><text:span text:style-name="T5">new</text:span><text:span text:style-name="T2"> </text:span><text:span text:style-name="T5">int</text:span><text:span text:style-name="T2">[</text:span><text:span text:style-name="T11">50</text:span><text:span text:style-name="T2">];</text:span><text:span text:style-name="T15"><text:line-break/></text:span><text:span text:style-name="T2">            </text:span><text:span text:style-name="T5">for</text:span><text:span text:style-name="T2"> (</text:span><text:span text:style-name="T5">int</text:span><text:span text:style-name="T2"> i = </text:span><text:span text:style-name="T11">0</text:span><text:span text:style-name="T2">; i &lt; nums.Length; i++)</text:span><text:span text:style-name="T15"><text:line-break/></text:span><text:span text:style-name="T2">            {</text:span><text:span text:style-name="T15"><text:line-break/></text:span><text:span text:style-name="T2">                nums[i] = sr_rand.Next(</text:span><text:span text:style-name="T11">100</text:span><text:span text:style-name="T2">);</text:span><text:span text:style-name="T15"><text:line-break/></text:span><text:span text:style-name="T2">            }</text:span><text:span text:style-name="T15"><text:line-break/><text:line-break/></text:span><text:span text:style-name="T2">            </text:span><text:span text:style-name="T8">//</text:span><text:span text:style-name="T7"> </text:span><text:span text:style-name="T8">Sort</text:span><text:span text:style-name="T7"> </text:span><text:span text:style-name="T8">using</text:span><text:span text:style-name="T7"> </text:span><text:span text:style-name="T8">insertion</text:span><text:span text:style-name="T7"> </text:span><text:span text:style-name="T8">sort</text:span><text:span text:style-name="T15"><text:line-break/></text:span><text:span text:style-name="T2">            </text:span><text:span text:style-name="T5">for</text:span><text:span text:style-name="T2"> (</text:span><text:span text:style-name="T5">int</text:span><text:span text:style-name="T2"> i = </text:span><text:span text:style-name="T11">1</text:span><text:span text:style-name="T2">; i &lt; nums.Length; i++)</text:span><text:span text:style-name="T15"><text:line-break/></text:span><text:span text:style-name="T2">            {</text:span><text:span text:style-name="T15"><text:line-break/></text:span><text:span text:style-name="T2">                </text:span><text:span text:style-name="T5">int</text:span><text:span text:style-name="T2"> j = i;</text:span><text:span text:style-name="T15"><text:line-break/></text:span><text:span text:style-name="T2">                </text:span><text:span text:style-name="T5">while</text:span><text:span text:style-name="T2"> (j &gt; </text:span><text:span text:style-name="T11">0</text:span><text:span text:style-name="T2"> &amp;&amp; nums[j] &lt; nums[j - </text:span><text:span text:style-name="T11">1</text:span><text:span text:style-name="T2">])</text:span><text:span text:style-name="T15"><text:line-break/></text:span><text:span text:style-name="T2">                {</text:span><text:span text:style-name="T15"><text:line-break/></text:span><text:span text:style-name="T2">                    </text:span><text:span text:style-name="T5">int</text:span><text:span text:style-name="T2"> temp = nums[j];</text:span><text:span text:style-name="T15"><text:line-break/></text:span><text:span text:style-name="T2">                    nums[j] = nums[j - </text:span><text:span text:style-name="T11">1</text:span><text:span text:style-name="T2">];</text:span><text:span text:style-name="T15"><text:line-break/></text:span><text:span text:style-name="T2">                    nums[j - </text:span><text:span text:style-name="T11">1</text:span><text:span text:style-name="T2">] = temp;</text:span><text:span text:style-name="T15"><text:line-break/><text:line-break/></text:span><text:span text:style-name="T2">                    --j;</text:span><text:span text:style-name="T15"><text:line-break/></text:span><text:span text:style-name="T2">                }</text:span><text:span text:style-name="T15"><text:line-break/></text:span><text:span text:style-name="T2">            }</text:span><text:span text:style-name="T15"><text:line-break/><text:line-break/></text:span><text:span text:style-name="T2">            </text:span><text:span text:style-name="T8">//</text:span><text:span text:style-name="T7"> </text:span><text:span text:style-name="T8">Display</text:span><text:span text:style-name="T7"> </text:span><text:span text:style-name="T8">the</text:span><text:span text:style-name="T7"> </text:span><text:span text:style-name="T8">results</text:span><text:span text:style-name="T15"><text:line-break/></text:span><text:span text:style-name="T2">            </text:span><text:span text:style-name="T13">Console</text:span><text:span text:style-name="T2">.Write(</text:span><text:span text:style-name="T11">"Q1: "</text:span><text:span text:style-name="T2">);</text:span><text:span text:style-name="T15"><text:line-break/></text:span><text:span text:style-name="T2">            </text:span><text:span text:style-name="T5">foreach</text:span><text:span text:style-name="T2"> (</text:span><text:span text:style-name="T5">int</text:span><text:span text:style-name="T2"> num </text:span><text:span text:style-name="T5">in</text:span><text:span text:style-name="T2"> nums) { </text:span><text:span text:style-name="T13">Console</text:span><text:span text:style-name="T2">.Write(num + </text:span><text:span text:style-name="T11">" "</text:span><text:span text:style-name="T2">); }</text:span><text:span text:style-name="T15"><text:line-break/></text:span><text:span text:style-name="T2">            </text:span><text:span text:style-name="T13">Console</text:span><text:span text:style-name="T2">.WriteLine();</text:span><text:span text:style-name="T15"><text:line-break/></text:span><text:span text:style-name="T2">        }</text:span> </text:p>
      <text:list xml:id="list235648932390123" text:continue-numbering="true" text:style-name="L1">
        <text:list-header>
          <text:p text:style-name="P1"/>
        </text:list-header>
        <text:list-item>
          <text:p text:style-name="P10"><text:span text:style-name="T15">“MethodInfo mi” is null because 'GetMethod' only takes 'public' method with no further attributes required </text:span></text:p>
          <text:p text:style-name="P1"><text:span text:style-name="T5"/></text:p>
        </text:list-item>
        <text:list-item>
          <text:p text:style-name="P1"><text:span text:style-name="T5">float</text:span><text:span text:style-name="T2"> f1 = </text:span><text:span text:style-name="T11">4.25f</text:span><text:span text:style-name="T2">; </text:span></text:p>
          <text:p text:style-name="P1"><text:span text:style-name="T2"/></text:p>
          <text:p text:style-name="P7"><text:span text:style-name="T15">The right value is a 'float' and 'float' type which is 4 bytes has enough memory for it, hence this assignment will not have </text:span><text:span text:style-name="T18">data loss occur.</text:span></text:p>
          <text:p text:style-name="P1"><text:soft-page-break/><text:span text:style-name="T8"/></text:p>
          <text:p text:style-name="P1"><text:span text:style-name="T5">double</text:span><text:span text:style-name="T2"> d1 = f1; </text:span></text:p>
          <text:p text:style-name="P1"><text:span text:style-name="T2"/></text:p>
          <text:p text:style-name="P3"><text:span text:style-name="T23">Double is 8 bytes, and float is 4 bytes, there will be enough</text:span></text:p>
          <text:p text:style-name="P3"><text:span text:style-name="T23">space for it, since base Ten number 4.25 can be converted to </text:span></text:p>
          <text:p text:style-name="P3"><text:span text:style-name="T23">01000000100010000000000000000000 binary base based on IEEE 754, which will not have data loss.</text:span><text:span text:style-name="T15"><text:line-break/></text:span></text:p>
          <text:list>
            <text:list-header>
              <text:p text:style-name="P1"><text:span text:style-name="T15"/></text:p>
            </text:list-header>
          </text:list>
          <text:p text:style-name="P1"><text:span text:style-name="T5">float</text:span><text:span text:style-name="T2"> f2 = </text:span><text:span text:style-name="T11">1.4f</text:span><text:span text:style-name="T2">;</text:span></text:p>
          <text:p text:style-name="P1"><text:span text:style-name="T2"/></text:p>
          <text:p text:style-name="P7"><text:span text:style-name="T15">The right value is a 'float' and 'float' type which is 4 bytes has enought memory for it, hence this assignment will not have data loss occur</text:span></text:p>
          <text:list text:continue-numbering="true">
            <text:list-header>
              <text:p text:style-name="P7"><text:span text:style-name="T15"/></text:p>
            </text:list-header>
          </text:list>
          <text:p text:style-name="P1"><text:span text:style-name="T5">double</text:span><text:span text:style-name="T2"> d2 = f2; </text:span></text:p>
          <text:p text:style-name="P1"><text:span text:style-name="T2"/></text:p>
          <text:p text:style-name="P7"><text:span text:style-name="T15">Base Ten number 1.4f can be converted to 00111111101100110011001100110011 in binary based on the IEEE 754, which has data loss </text:span></text:p>
          <text:list text:continue-numbering="true">
            <text:list-header>
              <text:p text:style-name="P1"><text:span text:style-name="T2"/></text:p>
            </text:list-header>
          </text:list>
        </text:list-item>
        <text:list-item>
          <text:p text:style-name="P10"><text:span text:style-name="T15">'object' is just a block of memory. When we created a reference type from an integer value, it means that the memory that </text:span><text:span text:style-name="T18">represents</text:span><text:span text:style-name="T15"> '41' had been assigned to the object.However, when </text:span><text:span text:style-name="T18">we</text:span><text:span text:style-name="T15"> are doing num++, it mean the new value had be assigned to </text:span><text:span text:style-name="T18">num</text:span><text:span text:style-name="T15"> after the calculation.  </text:span></text:p>
          <text:p text:style-name="P10"><text:span text:style-name="T15"/></text:p>
        </text:list-item>
        <text:list-item>
          <text:p text:style-name="P10"><text:span text:style-name="T15">Based on the description on MSDN of "string.StartsWith", for </text:span><text:span text:style-name="T18">the</text:span><text:span text:style-name="T15"> string such as: firstLine="GETS xxxx" can also be valid, </text:span><text:span text:style-name="T18">but</text:span><text:span text:style-name="T15"> in fact it is not. </text:span></text:p>
          <text:p text:style-name="P5"><text:span text:style-name="T15"/></text:p>
        </text:list-item>
        <text:list-item>
          <text:p text:style-name="P2"><text:span text:style-name="T5">int</text:span><text:span text:style-name="T2"> w = a + b; </text:span></text:p>
          <text:p text:style-name="P2"><text:span text:style-name="T2"/></text:p>
          <text:p text:style-name="P2"><text:span text:style-name="T25">S</text:span><text:span text:style-name="T22">ince</text:span><text:span text:style-name="T21"> </text:span><text:span text:style-name="T22">a</text:span><text:span text:style-name="T21"> </text:span><text:span text:style-name="T22">and</text:span><text:span text:style-name="T21"> </text:span><text:span text:style-name="T22">b</text:span><text:span text:style-name="T21"> </text:span><text:span text:style-name="T22">can</text:span><text:span text:style-name="T21"> </text:span><text:span text:style-name="T22">be</text:span><text:span text:style-name="T21"> </text:span><text:span text:style-name="T22">any</text:span><text:span text:style-name="T21"> </text:span><text:span text:style-name="T22">integer</text:span><text:span text:style-name="T21"> </text:span><text:span text:style-name="T22">from</text:span><text:span text:style-name="T21"> </text:span><text:span text:style-name="T22">int.MinValue</text:span><text:span text:style-name="T21"> </text:span><text:span text:style-name="T22">to</text:span><text:span text:style-name="T21"> </text:span><text:span text:style-name="T22">int.MaxValue,</text:span><text:span text:style-name="T21"> </text:span><text:span text:style-name="T22">this</text:span><text:span text:style-name="T21"> </text:span><text:span text:style-name="T22">operation</text:span><text:span text:style-name="T21"> </text:span><text:span text:style-name="T22">can</text:span><text:span text:style-name="T21"> </text:span><text:span text:style-name="T22">cause</text:span><text:span text:style-name="T21"> </text:span><text:span text:style-name="T22">data</text:span><text:span text:style-name="T21"> </text:span><text:span text:style-name="T22">loss.</text:span><text:span text:style-name="T21"> </text:span><text:span text:style-name="T22">One</text:span><text:span text:style-name="T21"> </text:span><text:span text:style-name="T22">of</text:span><text:span text:style-name="T21"> </text:span><text:span text:style-name="T22">the</text:span><text:span text:style-name="T21"> </text:span><text:span text:style-name="T22">Example</text:span><text:span text:style-name="T21"> </text:span><text:span text:style-name="T22">is</text:span><text:span text:style-name="T21"> </text:span><text:span text:style-name="T22">w</text:span><text:span text:style-name="T21"> </text:span><text:span text:style-name="T22">=</text:span><text:span text:style-name="T21"> </text:span><text:span text:style-name="T22">int.MaxValue</text:span><text:span text:style-name="T21"> </text:span><text:span text:style-name="T22">+</text:span><text:span text:style-name="T21"> </text:span><text:span text:style-name="T22">int.MaxValue.</text:span><text:span text:style-name="T2"><text:line-break/></text:span></text:p>
          <text:p text:style-name="P2"><text:span text:style-name="T5">int</text:span><text:span text:style-name="T2"> x = a - b; </text:span></text:p>
          <text:p text:style-name="P2"><text:span text:style-name="T2"/></text:p>
          <text:p text:style-name="P2"><text:span text:style-name="T4">S</text:span><text:span text:style-name="T22">ince</text:span><text:span text:style-name="T21"> </text:span><text:span text:style-name="T22">a</text:span><text:span text:style-name="T21"> </text:span><text:span text:style-name="T22">and</text:span><text:span text:style-name="T21"> </text:span><text:span text:style-name="T22">b</text:span><text:span text:style-name="T21"> </text:span><text:span text:style-name="T22">can</text:span><text:span text:style-name="T21"> </text:span><text:span text:style-name="T22">be</text:span><text:span text:style-name="T21"> </text:span><text:span text:style-name="T22">any</text:span><text:span text:style-name="T21"> </text:span><text:span text:style-name="T22">integer</text:span><text:span text:style-name="T21"> </text:span><text:span text:style-name="T22">from</text:span><text:span text:style-name="T21"> </text:span><text:span text:style-name="T22">int.MinValue</text:span><text:span text:style-name="T21"> </text:span><text:span text:style-name="T22">to</text:span><text:span text:style-name="T21"> </text:span><text:span text:style-name="T22">int.MaxValue,</text:span><text:span text:style-name="T21"> </text:span><text:span text:style-name="T22">this</text:span><text:span text:style-name="T21"> </text:span><text:span text:style-name="T22">operation</text:span><text:span text:style-name="T21"> </text:span><text:span text:style-name="T22">can</text:span><text:span text:style-name="T21"> </text:span><text:span text:style-name="T22">cause</text:span><text:span text:style-name="T21"> </text:span><text:span text:style-name="T22">data</text:span><text:span text:style-name="T21"> </text:span><text:span text:style-name="T22">loss.</text:span><text:span text:style-name="T21"> </text:span><text:span text:style-name="T22">One</text:span><text:span text:style-name="T21"> </text:span><text:span text:style-name="T22">of</text:span><text:span text:style-name="T21"> </text:span><text:span text:style-name="T22">the</text:span><text:span text:style-name="T21"> </text:span><text:span text:style-name="T22">Example</text:span><text:span text:style-name="T21"> </text:span><text:span text:style-name="T22">is</text:span><text:span text:style-name="T21"> </text:span><text:span text:style-name="T22">x</text:span><text:span text:style-name="T21"> </text:span><text:span text:style-name="T22">=</text:span><text:span text:style-name="T21"> </text:span><text:span text:style-name="T22">int.MinValue</text:span><text:span text:style-name="T21"> </text:span><text:span text:style-name="T22">-</text:span><text:span text:style-name="T21"> </text:span><text:span text:style-name="T22">int.MinValue.</text:span><text:span text:style-name="T2"><text:line-break/>            </text:span></text:p>
          <text:p text:style-name="P2"><text:span text:style-name="T5">int</text:span><text:span text:style-name="T2"> y = a * b; </text:span></text:p>
          <text:p text:style-name="P2"><text:span text:style-name="T2"/></text:p>
          <text:p text:style-name="P2"><text:span text:style-name="T4">S</text:span><text:span text:style-name="T22">ince</text:span><text:span text:style-name="T21"> </text:span><text:span text:style-name="T22">a</text:span><text:span text:style-name="T21"> </text:span><text:span text:style-name="T22">and</text:span><text:span text:style-name="T21"> </text:span><text:span text:style-name="T22">b</text:span><text:span text:style-name="T21"> </text:span><text:span text:style-name="T22">can</text:span><text:span text:style-name="T21"> </text:span><text:span text:style-name="T22">be</text:span><text:span text:style-name="T21"> </text:span><text:span text:style-name="T22">any</text:span><text:span text:style-name="T21"> </text:span><text:span text:style-name="T22">integer</text:span><text:span text:style-name="T21"> </text:span><text:span text:style-name="T22">from</text:span><text:span text:style-name="T21"> </text:span><text:span text:style-name="T22">int.MinValue</text:span><text:span text:style-name="T21"> </text:span><text:span text:style-name="T22">to</text:span><text:span text:style-name="T21"> </text:span><text:span text:style-name="T22">int.MaxValue,</text:span><text:span text:style-name="T21"> </text:span><text:span text:style-name="T22">this</text:span><text:span text:style-name="T21"> </text:span><text:span text:style-name="T22">operation</text:span><text:span text:style-name="T21"> </text:span><text:span text:style-name="T22">can</text:span><text:span text:style-name="T21"> </text:span><text:span text:style-name="T22">cause</text:span><text:span text:style-name="T21"> </text:span><text:span text:style-name="T22">data</text:span><text:span text:style-name="T21"> </text:span><text:span text:style-name="T22">loss.</text:span><text:span text:style-name="T21"> </text:span><text:span text:style-name="T22">One</text:span><text:span text:style-name="T21"> </text:span><text:span text:style-name="T22">of</text:span><text:span text:style-name="T21"> </text:span><text:span text:style-name="T22">the</text:span><text:span text:style-name="T21"> </text:span><text:span text:style-name="T22">Example</text:span><text:span text:style-name="T21"> </text:span><text:span text:style-name="T22">is</text:span><text:span text:style-name="T21"> </text:span><text:span text:style-name="T22">y</text:span><text:span text:style-name="T21"> </text:span><text:span text:style-name="T22">=</text:span><text:span text:style-name="T21"> </text:span><text:span text:style-name="T22">int.MaxValue</text:span><text:span text:style-name="T21"> </text:span><text:span text:style-name="T22">*</text:span><text:span text:style-name="T21"> </text:span><text:span text:style-name="T22">int.MaxValue</text:span><text:span text:style-name="T21"> </text:span><text:span text:style-name="T22">which</text:span><text:span text:style-name="T21"> </text:span><text:span text:style-name="T22">needs</text:span><text:span text:style-name="T21"> </text:span><text:span text:style-name="T22">8</text:span><text:span text:style-name="T21"> </text:span><text:span text:style-name="T22">bytes</text:span><text:span text:style-name="T21"> </text:span><text:span text:style-name="T22">to</text:span><text:span text:style-name="T21"> </text:span><text:span text:style-name="T22">store.</text:span><text:span text:style-name="T2"><text:line-break/>            </text:span></text:p>
          <text:p text:style-name="P2"><text:soft-page-break/><text:span text:style-name="T5">int</text:span><text:span text:style-name="T2"> z = a / b;</text:span></text:p>
          <text:p text:style-name="P2"><text:span text:style-name="T2"> </text:span></text:p>
          <text:p text:style-name="P6"><text:span text:style-name="T17">S</text:span><text:span text:style-name="T16">ince</text:span><text:span text:style-name="T15"> </text:span><text:span text:style-name="T16">a</text:span><text:span text:style-name="T15"> </text:span><text:span text:style-name="T16">and</text:span><text:span text:style-name="T15"> </text:span><text:span text:style-name="T16">b</text:span><text:span text:style-name="T15"> </text:span><text:span text:style-name="T16">can</text:span><text:span text:style-name="T15"> </text:span><text:span text:style-name="T16">be</text:span><text:span text:style-name="T15"> </text:span><text:span text:style-name="T16">any</text:span><text:span text:style-name="T15"> </text:span><text:span text:style-name="T16">integer</text:span><text:span text:style-name="T15"> </text:span><text:span text:style-name="T16">from</text:span><text:span text:style-name="T15"> </text:span><text:span text:style-name="T16">int.MinValue</text:span><text:span text:style-name="T15"> </text:span><text:span text:style-name="T16">to</text:span><text:span text:style-name="T15"> </text:span><text:span text:style-name="T16">int.MaxValue,</text:span><text:span text:style-name="T15"> </text:span><text:span text:style-name="T16">this</text:span><text:span text:style-name="T15"> </text:span><text:span text:style-name="T16">operation</text:span><text:span text:style-name="T15"> </text:span><text:span text:style-name="T16">can</text:span><text:span text:style-name="T15"> </text:span><text:span text:style-name="T16">cause</text:span><text:span text:style-name="T15"> </text:span><text:span text:style-name="T16">data</text:span><text:span text:style-name="T15"> </text:span><text:span text:style-name="T16">loss.</text:span><text:span text:style-name="T15"> </text:span><text:span text:style-name="T16">One</text:span><text:span text:style-name="T15"> </text:span><text:span text:style-name="T16">of</text:span><text:span text:style-name="T15"> </text:span><text:span text:style-name="T16">the</text:span><text:span text:style-name="T15"> </text:span><text:span text:style-name="T16">Example</text:span><text:span text:style-name="T15"> </text:span><text:span text:style-name="T16">is</text:span><text:span text:style-name="T15"> </text:span><text:span text:style-name="T16">z</text:span><text:span text:style-name="T15"> </text:span><text:span text:style-name="T16">=</text:span><text:span text:style-name="T15"> </text:span><text:span text:style-name="T16">int.MinValue</text:span><text:span text:style-name="T15"> </text:span><text:span text:style-name="T16">/</text:span><text:span text:style-name="T15"> </text:span><text:span text:style-name="T16">int.MinValue</text:span><text:span text:style-name="T15"> </text:span><text:span text:style-name="T16">which</text:span><text:span text:style-name="T15"> </text:span><text:span text:style-name="T16">needs</text:span><text:span text:style-name="T15"> </text:span><text:span text:style-name="T16">8</text:span><text:span text:style-name="T15"> </text:span><text:span text:style-name="T16">bytes</text:span><text:span text:style-name="T15"> </text:span><text:span text:style-name="T16">to</text:span><text:span text:style-name="T15"> </text:span><text:span text:style-name="T16">store.</text:span><text:span text:style-name="T15"> </text:span></text:p>
          <text:p text:style-name="P5"><text:span text:style-name="T15"/></text:p>
        </text:list-item>
        <text:list-item>
          <text:p text:style-name="P11"><text:span text:style-name="T15">The method1 is better than others, because both method2 and </text:span><text:span text:style-name="T18">method3</text:span><text:span text:style-name="T15"> opens the file to read, and did not close it in time, </text:span><text:span text:style-name="T18">which</text:span><text:span text:style-name="T15"> could cause the potential problem</text:span><text:span text:style-name="T18">s such as but not limited to:</text:span></text:p>
          <text:list>
            <text:list-item>
              <text:p text:style-name="P11"><text:span text:style-name="T15">if some process is reading/writing/appending the file, or </text:span></text:p>
            </text:list-item>
            <text:list-item>
              <text:p text:style-name="P11"><text:span text:style-name="T15">after checked the existence of the file some other process </text:span><text:span text:style-name="T18">needs</text:span><text:span text:style-name="T15"> to read or write it but it was not closed. </text:span></text:p>
            </text:list-item>
          </text:list>
          <text:p text:style-name="P10"><text:span text:style-name="T15"/></text:p>
        </text:list-item>
        <text:list-item>
          <text:p text:style-name="P12"><text:span text:style-name="T15">Based on the definition on MSDN, dynamic is not a type, even </text:span></text:p>
          <text:p text:style-name="P12"><text:span text:style-name="T19">compiler</text:span><text:span text:style-name="T15"> does not know what type it should be, which means the </text:span></text:p>
          <text:p text:style-name="P11"><text:span text:style-name="T15">"node" can be </text:span><text:span text:style-name="T18">replaced by any objects of any types, and</text:span><text:span text:style-name="T15"> potentially those "node" could become object in other types </text:span><text:span text:style-name="T18">also.</text:span><text:span text:style-name="T15"> Since we are building a link-list,we should use the "Node" or certain class type for each node in the link-list, but </text:span></text:p>
          <text:p text:style-name="P11"><text:span text:style-name="T15">using 'dynamic' will have the potential risk of losing the </text:span></text:p>
          <text:p text:style-name="P11"><text:span text:style-name="T15">nodes.</text:span></text:p>
          <text:p text:style-name="P1"><text:span text:style-name="T3"/></text:p>
        </text:list-item>
        <text:list-item>
          <text:p text:style-name="P2"><text:span text:style-name="T14">Interlocked</text:span><text:span text:style-name="T3">.Increment(</text:span><text:span text:style-name="T6">ref</text:span><text:span text:style-name="T3"> s_sharedValue); </text:span></text:p>
          <text:p text:style-name="P2"><text:span text:style-name="T3">        </text:span></text:p>
          <text:p text:style-name="P1"><text:span text:style-name="T23">It is thread safe because when multiple threads want to access one shared object, the 'Interlocked' can lock the </text:span><text:span text:style-name="T24">shared object</text:span><text:span text:style-name="T23"> with the thread that is accessing this object, and let the other threads wait until done.</text:span><text:span text:style-name="T3"><text:line-break/></text:span></text:p>
        </text:list-item>
        <text:list-item>
          <text:p text:style-name="P2"><text:span text:style-name="T6">string</text:span><text:span text:style-name="T3"> stringValue = </text:span><text:span text:style-name="T12">"\0"</text:span><text:span text:style-name="T3">;                                </text:span></text:p>
          <text:p text:style-name="P2"><text:span text:style-name="T9"/></text:p>
          <text:p text:style-name="P9"><text:span text:style-name="T18">I</text:span><text:span text:style-name="T15">t can let Console.Write throw exception since its code is not </text:span></text:p>
          <text:p text:style-name="P8"><text:span text:style-name="T15">a valid symbol. I believe there are more like that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23:33:06.271316781</meta:creation-date>
    <dc:date>2016-12-09T23:56:48.326995232</dc:date>
    <meta:editing-duration>PT1M1S</meta:editing-duration>
    <meta:editing-cycles>1</meta:editing-cycles>
    <meta:document-statistic meta:table-count="0" meta:image-count="0" meta:object-count="0" meta:page-count="3" meta:paragraph-count="43" meta:word-count="705" meta:character-count="4202" meta:non-whitespace-character-count="3115"/>
    <meta:generator>LibreOffice/5.1.4.2$Linux_X86_64 LibreOffice_project/10m0$Build-2</meta:generator>
  </office:meta>
</office:document-meta>
</file>